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4.2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Christopher Miller</text:p>
          </table:table-cell>
          <table:table-cell table:style-name="ce1"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bay.com/itm/650nm-5mW-Red-Laser-Line-Module-Focus-Adjustable-Laser-Head-5V-/121170023645?pt=LH_DefaultDomain_0&amp;hash=item1c364bd4dd" xlink:type="simple">650nm 5mW Red Laser Line Module Focus Adjustable Laser Head 5V</text:a></text:p>
          </table:table-cell>
          <table:table-cell office:value-type="float" office:value="3.56" calcext:value-type="float">
            <text:p>3.56</text:p>
          </table:table-cell>
          <table:table-cell table:formula="of:=[.C2]*[.A2]" office:value-type="float" office:value="7.1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m/itm/2pcs-Infrared-Wireless-Remote-Control-Kits-for-Arduino-AVR-PIC-NEW-/400614947290?pt=LH_DefaultDomain_0&amp;hash=item5d4682f9da" xlink:type="simple">2pcs Infrared Wireless Remote Control Kits for Arduino AVR PIC NEW</text:a></text:p>
          </table:table-cell>
          <table:table-cell office:value-type="float" office:value="6.13" calcext:value-type="float">
            <text:p>6.13</text:p>
          </table:table-cell>
          <table:table-cell table:formula="of:=[.C3]*[.A3]" office:value-type="float" office:value="6.13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bay.com/itm/1pcs-8-0-5W-small-trumpet-36mm-diameter-loudspeaker-/260994017380?pt=LH_DefaultDomain_0&amp;hash=item3cc474a864" xlink:type="simple">1pcs 8Ω 0.5W small trumpet 36mm diameter loudspeaker</text:a></text:p>
          </table:table-cell>
          <table:table-cell office:value-type="float" office:value="1.2" calcext:value-type="float">
            <text:p>1.2</text:p>
          </table:table-cell>
          <table:table-cell table:formula="of:=[.C4]*[.A4]" office:value-type="float" office:value="2.4" calcext:value-type="float">
            <text:p/>
          </table:table-cell>
        </table:table-row>
        <table:table-row table:style-name="ro1">
          <table:table-cell table:style-name="Default" table:number-columns-repeated="3"/>
          <table:table-cell table:style-name="ce5" table:formula="of:=SUM([.D2:.D4])" office:value-type="float" office:value="15.6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8:14:00.7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7T17:48:33.604085337</meta:creation-date>
    <dc:date>2014-09-10T08:14:56.011000000</dc:date>
    <meta:editing-duration>PT7M11S</meta:editing-duration>
    <meta:editing-cycles>3</meta:editing-cycles>
    <meta:generator>LibreOffice/4.2.2.1$Windows_x86 LibreOffice_project/3be8cda0bddd8e430d8cda1ebfd581265cca5a0f</meta:generator>
    <meta:document-statistic meta:table-count="1" meta:cell-count="17" meta:object-count="0"/>
  </office:meta>
</office:document-meta>
</file>